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c3fd" officeooo:paragraph-rsid="000fc3f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fc3fd" officeooo:paragraph-rsid="000fc3f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égende :</text:p>
      <text:p text:style-name="P2">M (Moteur) → Nous</text:p>
      <text:p text:style-name="P2">I (Interface) → Eux</text:p>
      <text:p text:style-name="P1"/>
      <text:p text:style-name="P1"/>
      <text:p text:style-name="P1"/>
      <text:p text:style-name="P1">Initialisation :</text:p>
      <text:p text:style-name="P1"/>
      <text:p text:style-name="P2"><text:tab/>1) Envoie de la DTD (M → I)</text:p>
      <text:p text:style-name="P2"><text:tab/>2) Envoie des règles du jeu (règle de la map, terrain, unité,…) par fichier XML (vérification <text:tab/> <text:s text:c="3"/>DTD) (I → M)</text:p>
      <text:p text:style-name="P2"><text:tab/>3) Envoie de l'ensemble des cases de la map (I → M)</text:p>
      <text:p text:style-name="P2"/>
      <text:p text:style-name="P1">Configuration des mises à jours de la map en temps réel :</text:p>
      <text:p text:style-name="P1"/>
      <text:p text:style-name="P2"><text:tab/>4) Les fonctions de création, suppression et modification d'emplacement d'agent (I → M) :</text:p>
      <text:p text:style-name="P2"><text:tab/><text:tab/>- creation_agent (type_agent, ID, case)</text:p>
      <text:p text:style-name="P2"><text:tab/><text:tab/>- suppression_agent (ID)</text:p>
      <text:p text:style-name="P2"><text:tab/><text:tab/>- deplacement_agent (ID, new_pos)</text:p>
      <text:p text:style-name="P2"><text:tab/><text:tab/>- setOccupe (case)</text:p>
      <text:p text:style-name="P2"><text:tab/><text:tab/>- demande_chemin (ID, case_obj)</text:p>
      <text:p text:style-name="P2"/>
      <text:p text:style-name="P2"><text:tab/>5) Retour sur les demandes (M → I) :</text:p>
      <text:p text:style-name="P2"><text:tab/><text:tab/>- Prochaine_case_agent (ID, new_case) </text:p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9:36:11.824008413</meta:creation-date>
    <dc:date>2016-04-05T09:48:29.052784075</dc:date>
    <meta:editing-duration>P0D</meta:editing-duration>
    <meta:editing-cycles>1</meta:editing-cycles>
    <meta:document-statistic meta:table-count="0" meta:image-count="0" meta:object-count="0" meta:page-count="1" meta:paragraph-count="17" meta:word-count="110" meta:character-count="633" meta:non-whitespace-character-count="515"/>
    <meta:generator>LibreOffice/4.2.8.2$Linux_X86_64 LibreOffice_project/420m0$Build-2</meta:generator>
  </office:meta>
</office:document-meta>
</file>